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415052565846146314" text:style-name="L1">
        <text:list-item>
          <text:p text:style-name="P4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4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4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33996452659969946" text:style-name="L2">
        <text:list-item>
          <text:p text:style-name="P4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606776662593409311" text:style-name="L3">
        <text:list-item>
          <text:p text:style-name="P5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51">Comentat exercici 1.3-1</text:p>
        </text:list-item>
        <text:list-item>
          <text:p text:style-name="P54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6995068064719658663" text:style-name="L4">
        <text:list-item>
          <text:p text:style-name="P55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55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31350806076857" text:continue-list="list233996452659969946" text:style-name="L2">
        <text:list-item>
          <text:p text:style-name="P4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31351470840052" text:continue-numbering="true" text:style-name="L2">
        <text:list-item>
          <text:p text:style-name="P4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45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31351606541080" text:continue-numbering="true" text:style-name="L2">
        <text:list-item>
          <text:p text:style-name="P46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56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31351694234670" text:continue-numbering="true" text:style-name="L2">
        <text:list-item>
          <text:p text:style-name="P4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57">Comentat apartat 1.1 Temperatura y calor</text:p>
        </text:list-item>
        <text:list-item>
          <text:p text:style-name="P57">Comentat apartat 1.2 Presión</text:p>
        </text:list-item>
        <text:list-item>
          <text:p text:style-name="P57">Comentat apartat 1.3 Ejercicios temperatura y presión</text:p>
          <text:p text:style-name="P47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31351836075418" text:continue-numbering="true" text:style-name="L2">
        <text:list-item>
          <text:p text:style-name="P59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31351109959279" text:continue-numbering="true" text:style-name="L2">
        <text:list-item>
          <text:p text:style-name="P4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58">Comentat apartat 1.<text:span text:style-name="T20">4</text:span> <text:span text:style-name="T20">Enrgía y potencia</text:span></text:p>
        </text:list-item>
        <text:list-item>
          <text:p text:style-name="P58">Comentat apartat 1.<text:span text:style-name="T20">5 Ejercicios Energía y potencia</text:span></text:p>
        </text:list-item>
        <text:list-item>
          <text:p text:style-name="P58">Comentat apartat 1.<text:span text:style-name="T20">6.1 Calor específico</text:span></text:p>
        </text:list-item>
      </text:list>
      <text:p text:style-name="P27"/>
      <text:p text:style-name="P34">Di<text:span text:style-name="T3">mecres</text:span><text:tab/><text:span text:style-name="T19">15</text:span>/<text:span text:style-name="T13">10</text:span>/2<text:span text:style-name="T5">5</text:span></text:p>
      <text:p text:style-name="P35"/>
      <text:list xml:id="list131351031299111" text:continue-numbering="true" text:style-name="L2">
        <text:list-item>
          <text:p text:style-name="P4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0">Comentat apartat 1.6.4 Ejemplo de transisión de calor a través de la pared de una cámara frigorífica</text:p>
          <text:p text:style-name="P49"/>
        </text:list-item>
      </text:list>
      <text:p text:style-name="P34">Di<text:span text:style-name="T21">jous<text:tab/></text:span><text:tab/><text:span text:style-name="T19">16</text:span>/<text:span text:style-name="T13">10</text:span>/2<text:span text:style-name="T5">5</text:span></text:p>
      <text:p text:style-name="P34"/>
      <text:list xml:id="list131352289358509" text:continue-numbering="true" text:style-name="L2">
        <text:list-item>
          <text:p text:style-name="P4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0">Comentat apartat 1.6.4 i fet exercicis de transmissió de calor 1.7-4 i 5. </text:p>
        </text:list-item>
      </text:list>
      <text:p text:style-name="P34"/>
      <text:p text:style-name="P35">Di<text:span text:style-name="T22">vendres<text:tab/>17</text:span>/<text:span text:style-name="T13">10</text:span>/2<text:span text:style-name="T5">5</text:span></text:p>
      <text:p text:style-name="P35"/>
      <text:p text:style-name="P29">Repassam teoria i exercicis per preparar l'examen de proper dimarts.</text:p>
      <text:p text:style-name="P35"/>
      <text:p text:style-name="P35">Di<text:span text:style-name="T22">marts<text:tab/>21</text:span>/<text:span text:style-name="T13">10</text:span>/2<text:span text:style-name="T5">5</text:span></text:p>
      <text:p text:style-name="P35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36">Di<text:span text:style-name="T22">mecres<text:tab/>22</text:span>/<text:span text:style-name="T13">10</text:span>/2<text:span text:style-name="T5">5</text:span></text:p>
      <text:p text:style-name="P36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37">Di<text:span text:style-name="T24">jous<text:tab/><text:tab/>23</text:span>/<text:span text:style-name="T13">10</text:span>/2<text:span text:style-name="T5">5</text:span></text:p>
      <text:p text:style-name="P37"/>
      <text:p text:style-name="P32">Preparació examen automàtica.</text:p>
      <text:p text:style-name="P32"/>
      <text:p text:style-name="P21"/>
      <text:p text:style-name="P39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3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3"/>
      <text:p text:style-name="P33"/>
      <text:p text:style-name="P38">Di<text:span text:style-name="T22">marts<text:tab/>28</text:span>/<text:span text:style-name="T13">10</text:span>/2<text:span text:style-name="T5">5</text:span></text:p>
      <text:p text:style-name="P38"/>
      <text:list xml:id="list131352517772787" text:continue-numbering="true" text:style-name="L2">
        <text:list-item>
          <text:p text:style-name="P5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1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61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63">Mesurat pressió en 3 recipients amb refrigerant reciclat i identificat els refrigerants (R134a, R410a i R600a) per la relació pressió temperatura ambient.</text:p>
        </text:list-item>
        <text:list-item>
          <text:p text:style-name="P63">Fet buit amb una màniga plena d'aigua y una ampolla. </text:p>
        </text:list-item>
      </text:list>
      <text:p text:style-name="P38"/>
      <text:p text:style-name="P31"/>
      <text:p text:style-name="P66">Di<text:span text:style-name="T22">mecres<text:tab/>29</text:span>/<text:span text:style-name="T13">10</text:span>/2<text:span text:style-name="T5">5</text:span></text:p>
      <text:p text:style-name="P66"/>
      <text:list xml:id="list8503003812156544532" text:style-name="L5">
        <text:list-item>
          <text:p text:style-name="P53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65">Com<text:span text:style-name="T30">entem apartats 1.8.1, 2 i 3.</text:span></text:p>
        </text:list-item>
      </text:list>
      <text:p text:style-name="P52"/>
      <text:p text:style-name="P66"/>
      <text:p text:style-name="P66">Di<text:span text:style-name="T30">jous<text:tab/><text:tab/>30</text:span>/<text:span text:style-name="T13">10</text:span>/2<text:span text:style-name="T5">5</text:span></text:p>
      <text:p text:style-name="P66"/>
      <text:list xml:id="list131351877179327" text:continue-numbering="true" text:style-name="L5">
        <text:list-item>
          <text:p text:style-name="P53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65">Comencem a comentar l'apartat 1.8.4 Diagrama de Mollier (diagrama p h)</text:p>
        </text:list-item>
      </text:list>
      <text:p text:style-name="P52"/>
      <text:p text:style-name="P66"/>
      <text:p text:style-name="P67">Divendres <text:tab/>31/10/25</text:p>
      <text:p text:style-name="P67"/>
      <text:p text:style-name="P64">Festiu triat pel centre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30T13:13:49.785828523</dc:date>
    <meta:editing-duration>PT2H6M24S</meta:editing-duration>
    <meta:editing-cycles>214</meta:editing-cycles>
    <meta:document-statistic meta:table-count="0" meta:image-count="0" meta:object-count="0" meta:page-count="3" meta:paragraph-count="80" meta:word-count="460" meta:character-count="2854" meta:non-whitespace-character-count="2485"/>
  </office:meta>
</office:document-meta>
</file>